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objectwithoutfill">
      <style:graphic-properties svg:stroke-width="0.102cm" draw:marker-start-width="0.355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dash" draw:stroke-dash="Line_20_with_20_Fine_20_Dots" draw:textarea-horizontal-align="justify" draw:textarea-vertical-align="middle" draw:auto-grow-height="false" fo:min-height="0.828cm" fo:min-width="0.57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9.763cm" svg:y="14.589cm">
          <text:p text:style-name="P1">S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763cm" svg:y="3.159cm">
          <text:p text:style-name="P1">S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763cm" svg:y="10.779cm">
          <text:p text:style-name="P1">S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763cm" svg:y="6.969cm">
          <text:p text:style-name="P1">S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525cm" svg:y1="14.589cm" svg:x2="10.525cm" svg:y2="12.303cm">
          <text:p text:style-name="P1"/>
          <text:p text:style-name="P1">N1</text:p>
        </draw:line>
        <draw:line draw:style-name="gr3" draw:text-style-name="P2" draw:layer="layout" svg:x1="9.636cm" svg:y1="15.351cm" svg:x2="4.683cm" svg:y2="15.351cm">
          <text:p/>
        </draw:line>
        <draw:line draw:style-name="gr3" draw:text-style-name="P2" draw:layer="layout" svg:x1="9.763cm" svg:y1="11.541cm" svg:x2="4.81cm" svg:y2="11.541cm">
          <text:p/>
        </draw:line>
        <draw:line draw:style-name="gr3" draw:text-style-name="P2" draw:layer="layout" svg:x1="9.763cm" svg:y1="7.731cm" svg:x2="4.81cm" svg:y2="7.731cm">
          <text:p/>
        </draw:line>
        <draw:frame draw:style-name="gr4" draw:text-style-name="P3" draw:layer="layout" svg:width="1.397cm" svg:height="1.673cm" svg:x="4.776cm" svg:y="15.456cm">
          <draw:text-box>
            <text:p>t1</text:p>
          </draw:text-box>
        </draw:frame>
        <draw:frame draw:style-name="gr4" draw:text-style-name="P3" draw:layer="layout" svg:width="1.397cm" svg:height="1.673cm" svg:x="4.81cm" svg:y="11.668cm">
          <draw:text-box>
            <text:p>t2</text:p>
          </draw:text-box>
        </draw:frame>
        <draw:frame draw:style-name="gr4" draw:text-style-name="P3" draw:layer="layout" svg:width="1.397cm" svg:height="1.673cm" svg:x="4.81cm" svg:y="7.836cm">
          <draw:text-box>
            <text:p>t3</text:p>
          </draw:text-box>
        </draw:frame>
        <draw:line draw:style-name="gr2" draw:text-style-name="P2" draw:layer="layout" svg:x1="10.525cm" svg:y1="10.779cm" svg:x2="10.525cm" svg:y2="8.493cm">
          <text:p text:style-name="P1"/>
          <text:p text:style-name="P1">N2</text:p>
        </draw:line>
        <draw:line draw:style-name="gr2" draw:text-style-name="P2" draw:layer="layout" svg:x1="10.525cm" svg:y1="6.969cm" svg:x2="10.525cm" svg:y2="4.683cm">
          <text:p text:style-name="P1"/>
          <text:p text:style-name="P1">N4</text:p>
        </draw:line>
        <draw:line draw:style-name="gr3" draw:text-style-name="P2" draw:layer="layout" svg:x1="9.763cm" svg:y1="3.921cm" svg:x2="4.81cm" svg:y2="3.921cm">
          <text:p/>
        </draw:line>
        <draw:frame draw:style-name="gr4" draw:text-style-name="P3" draw:layer="layout" svg:width="1.397cm" svg:height="1.673cm" svg:x="4.81cm" svg:y="4.026cm">
          <draw:text-box>
            <text:p>t4</text:p>
          </draw:text-box>
        </draw:frame>
        <draw:line draw:style-name="gr2" draw:text-style-name="P2" draw:layer="layout" svg:x1="11.16cm" svg:y1="11.033cm" svg:x2="12.938cm" svg:y2="9.382cm">
          <text:p text:style-name="P1"/>
          <text:p text:style-name="P1">N3</text:p>
        </draw:line>
        <draw:custom-shape draw:style-name="gr5" draw:text-style-name="P4" draw:layer="layout" svg:width="1.524cm" svg:height="1.524cm" svg:x="12.684cm" svg:y="7.985cm">
          <text:p text:style-name="P1">S3'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7:19:34.236355112</meta:creation-date>
    <dc:date>2015-05-19T12:04:10.221529746</dc:date>
    <meta:editing-duration>PT25M26S</meta:editing-duration>
    <meta:editing-cycles>4</meta:editing-cycles>
    <meta:generator>LibreOffice/4.4.2.2$Linux_X86_64 LibreOffice_project/40m0$Build-2</meta:generator>
    <meta:document-statistic meta:object-count="17"/>
  </office:meta>
</office:document-meta>
</file>